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automatic-styles>
    <style:style style:family="table-cell" style:name="ae3f8b5">
      <style:table-cell-properties fo:border-bottom="0.02mm solid #000000" fo:border-left="0.02mm solid #000000" fo:border-right="0.02mm solid #000000" fo:border-top="0.02mm solid #000000"/>
    </style:style>
    <style:style style:family="table-cell" style:name="ae8a3db">
      <style:table-cell-properties fo:border-bottom="0.02mm solid #000000" fo:border-left="0.02mm solid #000000" fo:border-right="0.02mm solid #000000" fo:border-top="0.02mm solid #000000"/>
    </style:style>
    <style:style style:family="table-cell" style:name="adb778f">
      <style:table-cell-properties fo:border-bottom="0.02mm solid #000000" fo:border-left="0.02mm solid #000000" fo:border-right="0.02mm solid #000000" fo:border-top="0.02mm solid #000000"/>
    </style:style>
    <style:style style:family="table-cell" style:name="af021dc">
      <style:table-cell-properties fo:border-bottom="0.02mm solid #000000" fo:border-left="0.02mm solid #000000" fo:border-right="0.02mm solid #000000" fo:border-top="0.02mm solid #000000"/>
    </style:style>
    <style:style style:family="table-cell" style:name="a51ebc5">
      <style:table-cell-properties fo:border-bottom="0.02mm solid #000000" fo:border-left="0.02mm solid #000000" fo:border-right="0.02mm solid #000000" fo:border-top="0.02mm solid #000000"/>
    </style:style>
    <style:style style:family="paragraph" style:name="a250673">
      <style:paragraph-properties fo:background-color="#FF0000" fo:border-bottom="none" fo:border-left="0.17mm solid #000000" fo:border-right="0.17mm solid #000000" fo:border-top="none" fo:padding-left="1.4mm" fo:padding-right="1.4mm"/>
    </style:style>
    <style:style style:family="table-cell" style:name="a543764">
      <style:table-cell-properties fo:border-bottom="0.02mm solid #000000" fo:border-left="0.02mm solid #000000" fo:border-right="0.02mm solid #000000" fo:border-top="0.02mm solid #000000"/>
    </style:style>
    <style:style style:family="table-column" style:name="a4fcd7d">
      <style:table-column-properties style:rel-column-width="1000*"/>
    </style:style>
    <style:style style:family="table" style:name="a1b2d55" style:parent-style-name="TableGrid">
      <style:table-properties style:rel-width="100%"/>
    </style:style>
  </office:automatic-styles>
  <office:body>
    <office:text>
      <text:p text:style-name="Standard"/>
      <table:table table:style-name="a1b2d55">
        <table:table-column table:number-columns-repeated="3" table:style-name="a4fcd7d"/>
        <table:table-row>
          <table:table-cell table:style-name="a543764">
            <text:p text:style-name="a250673">a1</text:p>
          </table:table-cell>
          <table:table-cell table:style-name="a51ebc5">
            <text:p>b1</text:p>
          </table:table-cell>
          <table:table-cell table:style-name="af021dc">
            <text:p>c1</text:p>
          </table:table-cell>
        </table:table-row>
        <table:table-row>
          <table:table-cell table:style-name="adb778f">
            <text:p>a2</text:p>
          </table:table-cell>
          <table:table-cell table:style-name="ae8a3db">
            <text:p>b2</text:p>
          </table:table-cell>
          <table:table-cell table:style-name="ae3f8b5">
            <text:p>c2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styles>
    <style:default-style style:family="paragraph">
      <style:paragraph-properties/>
      <style:text-properties fo:country="US" fo:font-size="12.0pt" fo:language="en" style:font-name="Thorndale" style:font-name-asian="Andale Sans UI" style:font-name-complex="Tahoma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lbany" style:font-name-asian="MS Mincho" style:font-name-complex="Tahoma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Tahoma1"/>
    </style:style>
    <style:style style:family="paragraph" style:name="Index" style:parent-style-name="Standard">
      <style:text-properties style:font-name-complex="Tahoma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Tahoma1" style:font-size-asian="12.0pt" style:font-style-asian="italic" style:font-style-complex="italic"/>
    </style:style>
    <style:default-style style:family="graphic">
      <style:text-properties fo:country="US" fo:font-size="12.0pt" fo:language="en" style:font-size-asian="12.0pt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38</dc:date>
    <meta:editing-cycles>2</meta:editing-cycles>
    <meta:editing-duration>PT0.005S</meta:editing-duration>
  </office:meta>
</office:document-meta>
</file>